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false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5e821" officeooo:paragraph-rsid="0005e821"/>
    </style:style>
    <style:style style:name="P2" style:family="paragraph" style:parent-style-name="Standard">
      <style:text-properties officeooo:paragraph-rsid="00077e17"/>
    </style:style>
    <style:style style:name="P3" style:family="paragraph" style:parent-style-name="Standard">
      <style:paragraph-properties text:number-lines="false" text:line-number="0"/>
      <style:text-properties officeooo:paragraph-rsid="00077e17"/>
    </style:style>
    <style:style style:name="P4" style:family="paragraph" style:parent-style-name="Heading_20_3">
      <style:text-properties officeooo:paragraph-rsid="000b257d"/>
    </style:style>
    <style:style style:name="P5" style:family="paragraph" style:parent-style-name="Heading_20_2">
      <style:text-properties officeooo:paragraph-rsid="00077e17"/>
    </style:style>
    <style:style style:name="P6" style:family="paragraph" style:parent-style-name="Heading_20_2">
      <style:text-properties officeooo:rsid="000a7cf1" officeooo:paragraph-rsid="000a7cf1"/>
    </style:style>
    <style:style style:name="P7" style:family="paragraph" style:parent-style-name="Heading_20_2">
      <style:text-properties officeooo:rsid="000ab0c4" officeooo:paragraph-rsid="000ab0c4"/>
    </style:style>
    <style:style style:name="P8" style:family="paragraph" style:parent-style-name="Heading_20_2">
      <style:text-properties officeooo:rsid="000b257d" officeooo:paragraph-rsid="000b257d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 fo:text-align="start" style:justify-single-word="false"/>
      <style:text-properties officeooo:paragraph-rsid="000a7cf1"/>
    </style:style>
    <style:style style:name="P11" style:family="paragraph" style:parent-style-name="Heading_20_1">
      <style:text-properties officeooo:paragraph-rsid="000a7cf1"/>
    </style:style>
    <style:style style:name="P12" style:family="paragraph" style:parent-style-name="Heading_20_1">
      <style:paragraph-properties text:number-lines="false" text:line-number="0"/>
    </style:style>
    <style:style style:name="P13" style:family="paragraph" style:parent-style-name="Heading_20_1">
      <style:paragraph-properties text:number-lines="false" text:line-number="0"/>
      <style:text-properties officeooo:rsid="000a7cf1" officeooo:paragraph-rsid="000a7cf1"/>
    </style:style>
    <style:style style:name="P14" style:family="paragraph" style:parent-style-name="Text_20_body">
      <style:text-properties officeooo:paragraph-rsid="0009451e"/>
    </style:style>
    <style:style style:name="P15" style:family="paragraph" style:parent-style-name="Text_20_body">
      <style:text-properties officeooo:rsid="0009451e" officeooo:paragraph-rsid="0009451e"/>
    </style:style>
    <style:style style:name="P16" style:family="paragraph" style:parent-style-name="Text_20_body">
      <style:text-properties officeooo:rsid="0009451e" officeooo:paragraph-rsid="000b257d"/>
    </style:style>
    <style:style style:name="P17" style:family="paragraph" style:parent-style-name="Text_20_body">
      <style:text-properties officeooo:rsid="000b257d" officeooo:paragraph-rsid="000b257d"/>
    </style:style>
    <style:style style:name="P18" style:family="paragraph" style:parent-style-name="Text_20_body">
      <style:paragraph-properties text:number-lines="false" text:line-number="0"/>
    </style:style>
    <style:style style:name="P19" style:family="paragraph" style:parent-style-name="Text_20_body">
      <style:paragraph-properties text:number-lines="false" text:line-number="0"/>
      <style:text-properties officeooo:rsid="0006a659" officeooo:paragraph-rsid="0006a659"/>
    </style:style>
    <style:style style:name="P20" style:family="paragraph" style:parent-style-name="Text_20_body">
      <style:paragraph-properties text:number-lines="false" text:line-number="0"/>
      <style:text-properties officeooo:rsid="00071ac8" officeooo:paragraph-rsid="00071ac8"/>
    </style:style>
    <style:style style:name="P21" style:family="paragraph" style:parent-style-name="Text_20_body">
      <style:paragraph-properties text:number-lines="false" text:line-number="0"/>
      <style:text-properties officeooo:paragraph-rsid="00077e17"/>
    </style:style>
    <style:style style:name="P22" style:family="paragraph" style:parent-style-name="Text_20_body">
      <style:paragraph-properties text:number-lines="false" text:line-number="0"/>
      <style:text-properties officeooo:rsid="000a7cf1" officeooo:paragraph-rsid="000a7cf1"/>
    </style:style>
    <style:style style:name="P2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5" style:family="paragraph" style:parent-style-name="Table_20_Heading">
      <style:text-properties officeooo:rsid="00077e17" officeooo:paragraph-rsid="00077e17"/>
    </style:style>
    <style:style style:name="T1" style:family="text">
      <style:text-properties officeooo:rsid="0006a53f"/>
    </style:style>
    <style:style style:name="T2" style:family="text">
      <style:text-properties officeooo:rsid="0006a659"/>
    </style:style>
    <style:style style:name="T3" style:family="text">
      <style:text-properties officeooo:rsid="00071ac8"/>
    </style:style>
    <style:style style:name="T4" style:family="text">
      <style:text-properties officeooo:rsid="0005e821"/>
    </style:style>
    <style:style style:name="T5" style:family="text">
      <style:text-properties officeooo:rsid="00077e17"/>
    </style:style>
    <style:style style:name="T6" style:family="text">
      <style:text-properties officeooo:rsid="000a7cf1"/>
    </style:style>
    <style:style style:name="T7" style:family="text">
      <style:text-properties officeooo:rsid="000b257d"/>
    </style:style>
    <style:style style:name="T8" style:family="text">
      <style:text-properties officeooo:rsid="000bec0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nster Smash GDD</text:p>
      <text:p text:style-name="P1">Andrew Perrault – April 1, 201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160_824592603" text:style-name="Index_20_Link" text:visited-style-name="Index_20_Link"><text:s/>1 Overview<text:tab/>1</text:a></text:p>
          <text:p text:style-name="P24"><text:a xlink:type="simple" xlink:href="#__RefHeading__204_824592603" text:style-name="Index_20_Link" text:visited-style-name="Index_20_Link"><text:s/>1.1 Story<text:tab/>1</text:a></text:p>
          <text:p text:style-name="P24"><text:a xlink:type="simple" xlink:href="#__RefHeading__181_824592603" text:style-name="Index_20_Link" text:visited-style-name="Index_20_Link"><text:s/>1.2 Setting/Theme<text:tab/>2</text:a></text:p>
          <text:p text:style-name="P24"><text:a xlink:type="simple" xlink:href="#__RefHeading__206_824592603" text:style-name="Index_20_Link" text:visited-style-name="Index_20_Link"><text:s/>1.3 Player End-Goals<text:tab/>2</text:a></text:p>
          <text:p text:style-name="P24"><text:a xlink:type="simple" xlink:href="#__RefHeading__164_824592603" text:style-name="Index_20_Link" text:visited-style-name="Index_20_Link"><text:s/>1.4 Platforms<text:tab/>2</text:a></text:p>
          <text:p text:style-name="P9"><text:a xlink:type="simple" xlink:href="#__RefHeading__166_824592603" text:style-name="Index_20_Link" text:visited-style-name="Index_20_Link"><text:s/>2 Mechanics<text:tab/>2</text:a></text:p>
          <text:p text:style-name="P9"><text:a xlink:type="simple" xlink:href="#__RefHeading__168_824592603" text:style-name="Index_20_Link" text:visited-style-name="Index_20_Link"><text:s/>3 Controls<text:tab/>2</text:a></text:p>
          <text:p text:style-name="P9"><text:a xlink:type="simple" xlink:href="#__RefHeading__183_824592603" text:style-name="Index_20_Link" text:visited-style-name="Index_20_Link"><text:s/>4 Main Screens<text:tab/>3</text:a></text:p>
          <text:p text:style-name="P24"><text:a xlink:type="simple" xlink:href="#__RefHeading__208_824592603" text:style-name="Index_20_Link" text:visited-style-name="Index_20_Link"><text:s/>4.1 Game Screen<text:tab/>3</text:a></text:p>
          <text:p text:style-name="P23"><text:a xlink:type="simple" xlink:href="#__RefHeading__210_824592603" text:style-name="Index_20_Link" text:visited-style-name="Index_20_Link"><text:s/>4.1.1 Gameplay Layer<text:tab/>3</text:a></text:p>
          <text:p text:style-name="P23"><text:a xlink:type="simple" xlink:href="#__RefHeading__212_824592603" text:style-name="Index_20_Link" text:visited-style-name="Index_20_Link"><text:s/>4.1.2 UI<text:tab/>3</text:a></text:p>
          <text:p text:style-name="P23"><text:a xlink:type="simple" xlink:href="#__RefHeading__214_824592603" text:style-name="Index_20_Link" text:visited-style-name="Index_20_Link"><text:s/>4.1.3 Background Layer<text:tab/>3</text:a></text:p>
          <text:p text:style-name="P24"><text:a xlink:type="simple" xlink:href="#__RefHeading__185_824592603" text:style-name="Index_20_Link" text:visited-style-name="Index_20_Link"><text:s/>4.2 Splash Screen<text:tab/>3</text:a></text:p>
          <text:p text:style-name="P24"><text:a xlink:type="simple" xlink:href="#__RefHeading__187_824592603" text:style-name="Index_20_Link" text:visited-style-name="Index_20_Link"><text:s/>4.3 Main Menu<text:tab/>3</text:a></text:p>
          <text:p text:style-name="P24"><text:a xlink:type="simple" xlink:href="#__RefHeading__189_824592603" text:style-name="Index_20_Link" text:visited-style-name="Index_20_Link"><text:s/>4.4 High Score Board<text:tab/>3</text:a></text:p>
          <text:p text:style-name="P24"><text:a xlink:type="simple" xlink:href="#__RefHeading__191_824592603" text:style-name="Index_20_Link" text:visited-style-name="Index_20_Link"><text:s/>4.5 Options<text:tab/>4</text:a></text:p>
          <text:p text:style-name="P24"><text:a xlink:type="simple" xlink:href="#__RefHeading__193_824592603" text:style-name="Index_20_Link" text:visited-style-name="Index_20_Link"><text:s/>4.6 Level Complete Screen<text:tab/>4</text:a></text:p>
          <text:p text:style-name="P9"><text:a xlink:type="simple" xlink:href="#__RefHeading__197_824592603" text:style-name="Index_20_Link" text:visited-style-name="Index_20_Link"><text:s/>5 Enemies<text:tab/>4</text:a></text:p>
          <text:p text:style-name="P9"><text:a xlink:type="simple" xlink:href="#__RefHeading__199_824592603" text:style-name="Index_20_Link" text:visited-style-name="Index_20_Link"><text:s/>6 Technical Design<text:tab/>4</text:a></text:p>
          <text:p text:style-name="P24"><text:a xlink:type="simple" xlink:href="#__RefHeading__216_824592603" text:style-name="Index_20_Link" text:visited-style-name="Index_20_Link"><text:s/>6.1 Module System<text:tab/>4</text:a></text:p>
          <text:p text:style-name="P24"><text:a xlink:type="simple" xlink:href="#__RefHeading__218_824592603" text:style-name="Index_20_Link" text:visited-style-name="Index_20_Link"><text:s/>6.2 Building System<text:tab/>4</text:a></text:p>
          <text:p text:style-name="P24"><text:a xlink:type="simple" xlink:href="#__RefHeading__220_824592603" text:style-name="Index_20_Link" text:visited-style-name="Index_20_Link"><text:s/>6.3 Rendering System<text:tab/>4</text:a></text:p>
          <text:p text:style-name="P9"><text:a xlink:type="simple" xlink:href="#__RefHeading__201_824592603" text:style-name="Index_20_Link" text:visited-style-name="Index_20_Link"><text:s/>7 Appendix A Options for the Future<text:tab/>4</text:a></text:p>
          <text:p text:style-name="P24"><text:a xlink:type="simple" xlink:href="#__RefHeading__222_824592603" text:style-name="Index_20_Link" text:visited-style-name="Index_20_Link"><text:s/>7.1 Online Leader Board<text:tab/>4</text:a></text:p>
          <text:p text:style-name="P24"><text:a xlink:type="simple" xlink:href="#__RefHeading__224_824592603" text:style-name="Index_20_Link" text:visited-style-name="Index_20_Link"><text:s/>7.2 Multiplayer<text:tab/>4</text:a></text:p>
          <text:p text:style-name="P24"><text:a xlink:type="simple" xlink:href="#__RefHeading__226_824592603" text:style-name="Index_20_Link" text:visited-style-name="Index_20_Link"><text:s/>7.3 Downloadable version iOS<text:tab/>4</text:a></text:p>
          <text:p text:style-name="P24"><text:a xlink:type="simple" xlink:href="#__RefHeading__228_824592603" text:style-name="Index_20_Link" text:visited-style-name="Index_20_Link"><text:s/>7.4 Downloadable version Android<text:tab/>4</text:a></text:p>
          <text:p text:style-name="P24"><text:a xlink:type="simple" xlink:href="#__RefHeading__230_824592603" text:style-name="Index_20_Link" text:visited-style-name="Index_20_Link"><text:s/>7.5 Controller Support<text:tab/>4</text:a></text:p>
        </text:index-body>
      </text:table-of-content>
      <text:h text:style-name="P13" text:outline-level="1"><text:bookmark-start text:name="__RefHeading__160_824592603"/>Overview<text:bookmark-end text:name="__RefHeading__160_824592603"/></text:h>
      <text:h text:style-name="P6" text:outline-level="2"><text:bookmark-start text:name="__RefHeading__204_824592603"/>Story<text:bookmark-end text:name="__RefHeading__204_824592603"/></text:h>
      <text:p text:style-name="P18"><text:span text:style-name="T1">An asteroid filled with alien green goo breaks up and smashes to earth in thousands of little pieces. <text:s/>One of the pieces flies into the mouth of our hero and he turns into a giant monster. <text:s/>The monster runs around the city smashing things because...monster.</text:span></text:p>
      <text:h text:style-name="Heading_20_2" text:outline-level="2"><text:bookmark-start text:name="__RefHeading__181_824592603"/><text:soft-page-break/>Setting/Theme<text:bookmark-end text:name="__RefHeading__181_824592603"/></text:h>
      <text:p text:style-name="P10"><text:span text:style-name="T1">The game is intended to be simple, playful and ridiculous. <text:s/>The game is intended to be played in short bursts in browser or on a phone. <text:s/>It should be balanced so each level takes between 45 seconds and two minutes. <text:s/>Most players will be dead in only a couple of minutes. <text:s/>If you play well then the whole game should only take approximately 10-15 minutes. <text:s/></text:span></text:p>
      <text:h text:style-name="Heading_20_2" text:outline-level="2"><text:bookmark-start text:name="__RefHeading__206_824592603"/>Player End-Goals<text:bookmark-end text:name="__RefHeading__206_824592603"/></text:h>
      <text:p text:style-name="P10"><text:span text:style-name="T6">The object of the game is o cause as much destruction as possible. <text:s/>There is a high score board giving players a reason to play for even after beating the game.</text:span></text:p>
      <text:h text:style-name="Heading_20_2" text:outline-level="2"><text:bookmark-start text:name="__RefHeading__164_824592603"/>Platforms<text:bookmark-end text:name="__RefHeading__164_824592603"/></text:h>
      <text:p text:style-name="P19">The game will be built in HTML5 and Javascript. <text:s/>The initial prototype will support desktop and mobile browsers. <text:s/>In the future <text:span text:style-name="T6">packing</text:span> the game <text:span text:style-name="T6">into downloadable bundles </text:span>for distribution through mobile storefronts will be possible.</text:p>
      <text:h text:style-name="P12" text:outline-level="1"><text:bookmark-start text:name="__RefHeading__166_824592603"/>Mechanics<text:bookmark-end text:name="__RefHeading__166_824592603"/></text:h>
      <text:p text:style-name="P19">The mechanics are simple. <text:s/>Each level consists of a section of a city. <text:s/>You must destroy a minimum percentage of the city to complete the level. <text:s/>You can climb and punch buildings to destroy them. </text:p>
      <text:p text:style-name="P19">The key to keeping your monster powers is the green goo from the asteroid. <text:s/>Your goo meter is a combination of a timer and a HP bar. <text:s/>Green goo will slowly decrease. <text:s/>When you get shot or hurt your bar will decrease in chunks. <text:s/>If out run out of green goo then the game will end. <text:s/>You can find sources of green goo in the rubble of destroyed buildings. <text:s/>Finding sources of green goo will be required to complete the game.</text:p>
      <text:p text:style-name="P19">There will be enemies mostly consisting of police and army men who will attempt to kill you.</text:p>
      <text:h text:style-name="P12" text:outline-level="1"><text:bookmark-start text:name="__RefHeading__168_824592603"/>Controls<text:bookmark-end text:name="__RefHeading__168_824592603"/></text:h>
      <text:p text:style-name="P20">You have a directional control that makes the monster run side to side. <text:s/>When you are near the edge of a building you can use the up/down axis to climb. <text:s/></text:p>
      <text:p text:style-name="P20">There is a jump button. <text:s/>Jumping is used primarily to avoid damage and move faster.</text:p>
      <text:p text:style-name="P20">There will also be an attack button. <text:s/>Pressing the attack button without the directional control will attack directly in front of you. <text:s/>If you are hanging on a building then you will attack the building. <text:s/>Attacks will be affected by the directional control. <text:s/>You will be able to attack down at an angle or attack up at and angle or straight up. <text:s/>Jumping and attacking in the air is also possible.</text:p>
      <text:p text:style-name="P21"><text:span text:style-name="T2">There will be two sets of controls depending on whether you are on desktop or mobile.</text:span></text:p>
      <table:table table:name="Table1" table:style-name="Table1">
        <table:table-column table:style-name="Table1.A" table:number-columns-repeated="3"/>
        <table:table-header-rows>
          <text:soft-page-break/>
          <table:table-row>
            <table:table-cell table:style-name="Table1.A1" office:value-type="string">
              <text:p text:style-name="P25">Game Action</text:p>
            </table:table-cell>
            <table:table-cell table:style-name="Table1.A1" office:value-type="string">
              <text:p text:style-name="P25">Desktop</text:p>
            </table:table-cell>
            <table:table-cell table:style-name="Table1.C1" office:value-type="string">
              <text:p text:style-name="P25">Mobile</text:p>
            </table:table-cell>
          </table:table-row>
        </table:table-header-rows>
        <table:table-row>
          <table:table-cell table:style-name="Table1.A2" office:value-type="string">
            <text:p text:style-name="P2">Directional Controls</text:p>
          </table:table-cell>
          <table:table-cell table:style-name="Table1.A2" office:value-type="string">
            <text:p text:style-name="P2">WSAD</text:p>
          </table:table-cell>
          <table:table-cell table:style-name="Table1.C2" office:value-type="string">
            <text:p text:style-name="P3"><text:span text:style-name="T3">Virtual Touch Control Stick</text:span></text:p>
          </table:table-cell>
        </table:table-row>
        <table:table-row>
          <table:table-cell table:style-name="Table1.A2" office:value-type="string">
            <text:p text:style-name="P2">Jump</text:p>
          </table:table-cell>
          <table:table-cell table:style-name="Table1.A2" office:value-type="string">
            <text:p text:style-name="P2">Right Alt</text:p>
          </table:table-cell>
          <table:table-cell table:style-name="Table1.C2" office:value-type="string">
            <text:p text:style-name="P3"><text:span text:style-name="T3">Virtual Touch Button</text:span></text:p>
          </table:table-cell>
        </table:table-row>
        <table:table-row>
          <table:table-cell table:style-name="Table1.A2" office:value-type="string">
            <text:p text:style-name="P2">Attack</text:p>
          </table:table-cell>
          <table:table-cell table:style-name="Table1.A2" office:value-type="string">
            <text:p text:style-name="P2">Right Ctrl</text:p>
          </table:table-cell>
          <table:table-cell table:style-name="Table1.C2" office:value-type="string">
            <text:p text:style-name="P3"><text:span text:style-name="T3">Virtual Touch Button</text:span></text:p>
          </table:table-cell>
        </table:table-row>
      </table:table>
      <text:h text:style-name="Heading_20_1" text:outline-level="1" text:is-list-header="true"/>
      <text:h text:style-name="Heading_20_1" text:outline-level="1"><text:bookmark-start text:name="__RefHeading__183_824592603"/><text:span text:style-name="T7">Main Screens</text:span><text:bookmark-end text:name="__RefHeading__183_824592603"/></text:h>
      <text:h text:style-name="Heading_20_2" text:outline-level="2"><text:bookmark-start text:name="__RefHeading__208_824592603"/>Game Screen<text:bookmark-end text:name="__RefHeading__208_824592603"/></text:h>
      <text:h text:style-name="Heading_20_3" text:outline-level="3"><text:bookmark-start text:name="__RefHeading__210_824592603"/><text:span text:style-name="T7">Gameplay Layer</text:span><text:bookmark-end text:name="__RefHeading__210_824592603"/></text:h>
      <text:h text:style-name="P4" text:outline-level="3"><text:bookmark-start text:name="__RefHeading__212_824592603"/>UI<text:bookmark-end text:name="__RefHeading__212_824592603"/></text:h>
      <text:p text:style-name="P16">The in game UI will be as simple and small as possible because of the small screen space available. You will have a green goo meter at the top right and a score counter at the top left. <text:s/>On desktop the entire screen will be available for play. <text:s/>On mobile some space at the bottom left and bottom right will be take up by the virtual touch controls. <text:s/></text:p>
      <text:h text:style-name="Heading_20_3" text:outline-level="3"><text:bookmark-start text:name="__RefHeading__214_824592603"/>Background Layer<text:bookmark-end text:name="__RefHeading__214_824592603"/></text:h>
      <text:p text:style-name="P17">The background layer is a static image of the sky displayed behind the gameplay layer. <text:s/>The image will change depending on which level you are on but will not change during the level.</text:p>
      <text:h text:style-name="P5" text:outline-level="2"><text:bookmark-start text:name="__RefHeading__185_824592603"/><text:span text:style-name="T5">Splash Screen</text:span><text:bookmark-end text:name="__RefHeading__185_824592603"/></text:h>
      <text:p text:style-name="P14"><text:span text:style-name="T5">The splash screen is the first screen the player sees. <text:s/>It has a simple picture and a progress bar to tell you that the game is loading.</text:span></text:p>
      <text:h text:style-name="Heading_20_2" text:outline-level="2"><text:bookmark-start text:name="__RefHeading__187_824592603"/><text:span text:style-name="T5">Main Menu</text:span><text:bookmark-end text:name="__RefHeading__187_824592603"/></text:h>
      <text:p text:style-name="P15">The main menu has buttons to play the game, view the high score board or view options screen.</text:p>
      <text:h text:style-name="Heading_20_2" text:outline-level="2"><text:bookmark-start text:name="__RefHeading__189_824592603"/>High Score Board<text:bookmark-end text:name="__RefHeading__189_824592603"/></text:h>
      <text:p text:style-name="P15">This is a record of the most number of points achieved by the player in previous runs through the game. <text:s/><text:span text:style-name="T8">It will have two modes. <text:s/>Read only mode is accessed from the main menu to view previous scores. <text:s/>If you achieve a high score then you will go to the high score screen with the option of entering your name and .</text:span></text:p>
      <text:h text:style-name="Heading_20_2" text:outline-level="2"><text:bookmark-start text:name="__RefHeading__191_824592603"/><text:soft-page-break/>Options<text:bookmark-end text:name="__RefHeading__191_824592603"/></text:h>
      <text:p text:style-name="P15"><text:span text:style-name="T8">The options screen can be accessed from the main menu or the in game pause overlay. <text:s/></text:span>The options screen has buttons to disable or change the volume of the games music or sound. <text:s/><text:span text:style-name="T8">The options screen will have a return button the will return to the screen that opened options originally.</text:span></text:p>
      <text:h text:style-name="Heading_20_2" text:outline-level="2"><text:bookmark-start text:name="__RefHeading__193_824592603"/>Level Complete Screen<text:bookmark-end text:name="__RefHeading__193_824592603"/></text:h>
      <text:p text:style-name="P15">This screen opens every time the player completes a level. <text:s/>It will calculate bonus points based on remaining goo.</text:p>
      <text:h text:style-name="P11" text:outline-level="1"><text:bookmark-start text:name="__RefHeading__197_824592603"/><text:span text:style-name="T4">Enemies</text:span><text:bookmark-end text:name="__RefHeading__197_824592603"/></text:h>
      <text:p text:style-name="P22">Police</text:p>
      <text:p text:style-name="P22">Army Men</text:p>
      <text:p text:style-name="P22">Jeeps</text:p>
      <text:p text:style-name="P22">Helicopters</text:p>
      <text:h text:style-name="Heading_20_1" text:outline-level="1"><text:bookmark-start text:name="__RefHeading__199_824592603"/><text:span text:style-name="T4">Technical Design</text:span><text:bookmark-end text:name="__RefHeading__199_824592603"/></text:h>
      <text:h text:style-name="P8" text:outline-level="2"><text:bookmark-start text:name="__RefHeading__216_824592603"/>Module System<text:bookmark-end text:name="__RefHeading__216_824592603"/></text:h>
      <text:h text:style-name="P8" text:outline-level="2"><text:bookmark-start text:name="__RefHeading__218_824592603"/>Building System<text:bookmark-end text:name="__RefHeading__218_824592603"/></text:h>
      <text:h text:style-name="P8" text:outline-level="2"><text:bookmark-start text:name="__RefHeading__220_824592603"/>Rendering System<text:bookmark-end text:name="__RefHeading__220_824592603"/></text:h>
      <text:h text:style-name="Heading_20_1" text:outline-level="1"><text:bookmark-start text:name="__RefHeading__201_824592603"/><text:span text:style-name="T4">Appendix A Options for the Future</text:span><text:bookmark-end text:name="__RefHeading__201_824592603"/></text:h>
      <text:h text:style-name="P7" text:outline-level="2"><text:bookmark-start text:name="__RefHeading__222_824592603"/>Online Leader Board<text:bookmark-end text:name="__RefHeading__222_824592603"/></text:h>
      <text:h text:style-name="P7" text:outline-level="2"><text:bookmark-start text:name="__RefHeading__224_824592603"/>Multiplayer<text:bookmark-end text:name="__RefHeading__224_824592603"/></text:h>
      <text:h text:style-name="P7" text:outline-level="2"><text:bookmark-start text:name="__RefHeading__226_824592603"/>Downloadable version iOS<text:bookmark-end text:name="__RefHeading__226_824592603"/></text:h>
      <text:h text:style-name="P7" text:outline-level="2"><text:bookmark-start text:name="__RefHeading__228_824592603"/>Downloadable version Android<text:bookmark-end text:name="__RefHeading__228_824592603"/></text:h>
      <text:h text:style-name="P8" text:outline-level="2"><text:bookmark-start text:name="__RefHeading__230_824592603"/>Controller Support<text:bookmark-end text:name="__RefHeading__230_82459260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align="end" style:justify-single-word="false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2cm" fo:margin-right="0cm" fo:text-indent="0cm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0:11:59.652000000</meta:creation-date>
    <dc:date>2015-04-01T16:03:40.085000000</dc:date>
    <meta:editing-duration>PT36M4S</meta:editing-duration>
    <meta:editing-cycles>3</meta:editing-cycles>
    <meta:generator>LibreOffice/4.3.5.2$Windows_x86 LibreOffice_project/3a87456aaa6a95c63eea1c1b3201acedf0751bd5</meta:generator>
    <meta:document-statistic meta:table-count="1" meta:image-count="0" meta:object-count="0" meta:page-count="4" meta:paragraph-count="93" meta:word-count="952" meta:character-count="5245" meta:non-whitespace-character-count="4287"/>
  </office:meta>
</office:document-meta>
</file>